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Zapf Dingbats" svg:font-family="'Zapf Dingbats', 'Times New Roman'" style:font-family-generic="roman"/>
    <style:font-face style:name="ヒラギノ角ゴ Pro W3" svg:font-family="'ヒラギノ角ゴ Pro W3'" style:font-family-generic="roman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</office:font-face-decls>
  <office:automatic-styles>
    <style:style style:name="P1" style:family="paragraph" style:parent-style-name="yfede-Corpo_20_del_20_Testo">
      <style:text-properties fo:font-weight="bold" style:font-weight-asian="bold" style:font-weight-complex="bold"/>
    </style:style>
    <style:style style:name="P2" style:family="paragraph" style:parent-style-name="yfede-Corpo_20_del_20_Testo">
      <style:text-properties style:text-position="0% 100%"/>
    </style:style>
    <style:style style:name="P3" style:family="paragraph" style:parent-style-name="yfede-Corpo_20_del_20_Testo">
      <style:paragraph-properties fo:text-align="center" style:justify-single-word="false"/>
      <style:text-properties style:text-position="0% 100%"/>
    </style:style>
    <style:style style:name="P4" style:family="paragraph" style:parent-style-name="yfede-Corpo_20_del_20_Testo">
      <style:paragraph-properties fo:text-align="center" style:justify-single-word="false"/>
    </style:style>
    <style:style style:name="P5" style:family="paragraph" style:parent-style-name="yfede-Corpo_20_del_20_Testo">
      <style:text-properties style:text-position="0% 100%"/>
    </style:style>
    <style:style style:name="P6" style:family="paragraph" style:parent-style-name="yfede-Corpo_20_del_20_Testo" style:list-style-name="L1">
      <style:text-properties style:text-position="0% 100%"/>
    </style:style>
    <style:style style:name="P7" style:family="paragraph" style:parent-style-name="yfede-Corpo_20_del_20_Testo" style:list-style-name="L1">
      <style:text-properties style:text-position="0% 100%"/>
    </style:style>
    <style:style style:name="P8" style:family="paragraph" style:parent-style-name="yfede-Corpo_20_del_20_Testo" style:list-style-name="L1">
      <style:text-properties style:text-position="0% 100%"/>
    </style:style>
    <style:style style:name="P9" style:family="paragraph" style:parent-style-name="yfede-Corpo_20_del_20_Testo" style:list-style-name="L1">
      <style:text-properties style:text-position="0% 100%"/>
    </style:style>
    <style:style style:name="P10" style:family="paragraph" style:parent-style-name="yfede-Corpo_20_del_20_Testo" style:list-style-name="L1">
      <style:text-properties style:text-position="0% 100%"/>
    </style:style>
    <style:style style:name="P11" style:family="paragraph" style:parent-style-name="yfede-Corpo_20_del_20_Testo" style:list-style-name="L2">
      <style:text-properties style:text-position="0% 100%"/>
    </style:style>
    <style:style style:name="P12" style:family="paragraph" style:parent-style-name="yfede-Corpo_20_del_20_Testo" style:list-style-name="L2">
      <style:text-properties style:text-position="0% 100%"/>
    </style:style>
    <style:style style:name="P13" style:family="paragraph" style:parent-style-name="yfede-Corpo_20_del_20_Testo" style:list-style-name="L2">
      <style:text-properties style:text-position="0% 100%"/>
    </style:style>
    <style:style style:name="P14" style:family="paragraph" style:parent-style-name="yfede-Corpo_20_del_20_Testo" style:list-style-name="L2">
      <style:text-properties style:text-position="0% 100%"/>
    </style:style>
    <style:style style:name="P15" style:family="paragraph" style:parent-style-name="yfede-Corpo_20_del_20_Testo" style:list-style-name="L2">
      <style:text-properties style:text-position="0% 100%"/>
    </style:style>
    <style:style style:name="P16" style:family="paragraph" style:parent-style-name="yfede-Corpo_20_del_20_Testo" style:list-style-name="L3">
      <style:text-properties style:text-position="0% 100%"/>
    </style:style>
    <style:style style:name="P17" style:family="paragraph" style:parent-style-name="yfede-Corpo_20_del_20_Testo" style:list-style-name="L2">
      <style:text-properties style:text-position="0% 100%"/>
    </style:style>
    <style:style style:name="P18" style:family="paragraph" style:parent-style-name="yfede-Corpo_20_del_20_Testo" style:list-style-name="L2">
      <style:text-properties style:text-position="0% 100%"/>
    </style:style>
    <style:style style:name="P19" style:family="paragraph" style:parent-style-name="yfede-Corpo_20_del_20_Testo" style:list-style-name="L2">
      <style:text-properties style:text-position="0% 100%"/>
    </style:style>
    <style:style style:name="P20" style:family="paragraph" style:parent-style-name="yfede-Corpo_20_del_20_Testo" style:list-style-name="L2">
      <style:text-properties style:text-position="0% 100%"/>
    </style:style>
    <style:style style:name="P21" style:family="paragraph" style:parent-style-name="yfede-Corpo_20_del_20_Testo" style:list-style-name="L2">
      <style:text-properties style:text-position="0% 100%"/>
    </style:style>
    <style:style style:name="P22" style:family="paragraph" style:parent-style-name="yfede-Corpo_20_del_20_Testo" style:list-style-name="L4">
      <style:text-properties style:text-position="0% 100%"/>
    </style:style>
    <style:style style:name="P23" style:family="paragraph" style:parent-style-name="yfede-Corpo_20_del_20_Testo" style:list-style-name="L2">
      <style:text-properties style:text-position="0% 100%"/>
    </style:style>
    <style:style style:name="P24" style:family="paragraph" style:parent-style-name="yfede-Corpo_20_del_20_Testo" style:list-style-name="L2">
      <style:text-properties style:text-position="0% 100%"/>
    </style:style>
    <style:style style:name="P25" style:family="paragraph" style:parent-style-name="yfede-Corpo_20_del_20_Testo" style:list-style-name="L2">
      <style:text-properties style:text-position="0% 100%"/>
    </style:style>
    <style:style style:name="P26" style:family="paragraph" style:parent-style-name="yfede-Corpo_20_del_20_Testo" style:list-style-name="L2">
      <style:text-properties style:text-position="0% 100%"/>
    </style:style>
    <style:style style:name="P27" style:family="paragraph" style:parent-style-name="yfede-Corpo_20_del_20_Testo" style:list-style-name="L2">
      <style:text-properties style:text-position="0% 100%"/>
    </style:style>
    <style:style style:name="P28" style:family="paragraph" style:parent-style-name="yfede-Corpo_20_del_20_Testo" style:list-style-name="L5">
      <style:text-properties style:text-position="0% 100%"/>
    </style:style>
    <style:style style:name="P29" style:family="paragraph" style:parent-style-name="yfede-Corpo_20_del_20_Testo" style:list-style-name="L2">
      <style:text-properties style:text-position="0% 100%"/>
    </style:style>
    <style:style style:name="P30" style:family="paragraph" style:parent-style-name="yfede-Corpo_20_del_20_Testo" style:list-style-name="L2">
      <style:text-properties style:text-position="0% 100%"/>
    </style:style>
    <style:style style:name="P31" style:family="paragraph" style:parent-style-name="yfede-Corpo_20_del_20_Testo" style:list-style-name="L2">
      <style:text-properties style:text-position="0% 100%"/>
    </style:style>
    <style:style style:name="P32" style:family="paragraph" style:parent-style-name="yfede-Corpo_20_del_20_Testo" style:list-style-name="L2">
      <style:text-properties style:text-position="0% 100%"/>
    </style:style>
    <style:style style:name="P33" style:family="paragraph" style:parent-style-name="yfede-Corpo_20_del_20_Testo" style:list-style-name="L2">
      <style:text-properties style:text-position="0% 100%"/>
    </style:style>
    <style:style style:name="P34" style:family="paragraph" style:parent-style-name="yfede-Corpo_20_del_20_Testo" style:list-style-name="L6">
      <style:text-properties style:text-position="0% 100%"/>
    </style:style>
    <style:style style:name="P35" style:family="paragraph" style:parent-style-name="yfede-Corpo_20_del_20_Testo" style:list-style-name="L2">
      <style:text-properties style:text-position="0% 100%"/>
    </style:style>
    <style:style style:name="P36" style:family="paragraph" style:parent-style-name="yfede-Corpo_20_del_20_Testo" style:list-style-name="L2">
      <style:text-properties style:text-position="0% 100%"/>
    </style:style>
    <style:style style:name="P37" style:family="paragraph" style:parent-style-name="yfede-Corpo_20_del_20_Testo" style:list-style-name="L2">
      <style:text-properties style:text-position="0% 100%"/>
    </style:style>
    <style:style style:name="P38" style:family="paragraph" style:parent-style-name="yfede-Corpo_20_del_20_Testo" style:list-style-name="L2">
      <style:text-properties style:text-position="0% 100%"/>
    </style:style>
    <style:style style:name="P39" style:family="paragraph" style:parent-style-name="yfede-Corpo_20_del_20_Testo" style:list-style-name="L2">
      <style:text-properties style:text-position="0% 100%"/>
    </style:style>
    <style:style style:name="P40" style:family="paragraph" style:parent-style-name="yfede-Corpo_20_del_20_Testo" style:list-style-name="L7">
      <style:text-properties style:text-position="0% 100%"/>
    </style:style>
    <style:style style:name="P41" style:family="paragraph" style:parent-style-name="yfede-Corpo_20_del_20_Testo" style:list-style-name="L2">
      <style:text-properties style:text-position="0% 100%"/>
    </style:style>
    <style:style style:name="P42" style:family="paragraph" style:parent-style-name="yfede-Corpo_20_del_20_Testo" style:list-style-name="L2">
      <style:text-properties style:text-position="0% 100%"/>
    </style:style>
    <style:style style:name="P43" style:family="paragraph" style:parent-style-name="yfede-Corpo_20_del_20_Testo" style:list-style-name="L2">
      <style:text-properties style:text-position="0% 100%"/>
    </style:style>
    <style:style style:name="P44" style:family="paragraph" style:parent-style-name="yfede-Corpo_20_del_20_Testo" style:list-style-name="L2">
      <style:text-properties style:text-position="0% 100%"/>
    </style:style>
    <style:style style:name="P45" style:family="paragraph" style:parent-style-name="yfede-Corpo_20_del_20_Testo" style:list-style-name="L2">
      <style:text-properties style:text-position="0% 100%"/>
    </style:style>
    <style:style style:name="P46" style:family="paragraph" style:parent-style-name="yfede-Corpo_20_del_20_Testo" style:list-style-name="L8">
      <style:text-properties style:text-position="0% 100%"/>
    </style:style>
    <style:style style:name="P47" style:family="paragraph" style:parent-style-name="yfede-Corpo_20_del_20_Testo" style:list-style-name="L2">
      <style:text-properties style:text-position="0% 100%"/>
    </style:style>
    <style:style style:name="P48" style:family="paragraph" style:parent-style-name="yfede-Corpo_20_del_20_Testo" style:list-style-name="L2">
      <style:text-properties style:text-position="0% 100%"/>
    </style:style>
    <style:style style:name="P49" style:family="paragraph" style:parent-style-name="yfede-Corpo_20_del_20_Testo" style:list-style-name="L2">
      <style:text-properties style:text-position="0% 100%"/>
    </style:style>
    <style:style style:name="P50" style:family="paragraph" style:parent-style-name="yfede-Corpo_20_del_20_Testo" style:list-style-name="L2">
      <style:text-properties style:text-position="0% 100%"/>
    </style:style>
    <style:style style:name="P51" style:family="paragraph" style:parent-style-name="yfede-Corpo_20_del_20_Testo" style:list-style-name="L2">
      <style:text-properties style:text-position="0% 100%"/>
    </style:style>
    <style:style style:name="P52" style:family="paragraph" style:parent-style-name="yfede-Corpo_20_del_20_Testo" style:list-style-name="L9">
      <style:text-properties style:text-position="0% 100%"/>
    </style:style>
    <style:style style:name="P53" style:family="paragraph" style:parent-style-name="yfede-Corpo_20_del_20_Testo" style:list-style-name="WW8Num1"/>
    <style:style style:name="P54" style:family="paragraph" style:parent-style-name="yfede-Corpo_20_del_20_Testo" style:list-style-name="WW8Num1"/>
    <style:style style:name="P55" style:family="paragraph" style:parent-style-name="yfede-Corpo_20_del_20_Testo" style:list-style-name="WW8Num1"/>
    <style:style style:name="P56" style:family="paragraph" style:parent-style-name="yfede-Corpo_20_del_20_Testo" style:list-style-name="WW8Num1"/>
    <style:style style:name="P57" style:family="paragraph" style:parent-style-name="yfede-Corpo_20_del_20_Testo" style:list-style-name="WW8Num1"/>
    <style:style style:name="P58" style:family="paragraph" style:parent-style-name="yfede-Corpo_20_del_20_Testo" style:list-style-name="WW8Num2"/>
    <style:style style:name="P59" style:family="paragraph" style:parent-style-name="yfede-Corpo_20_del_20_Testo" style:list-style-name="WW8Num2"/>
    <style:style style:name="P60" style:family="paragraph" style:parent-style-name="yfede-Corpo_20_del_20_Testo" style:list-style-name="WW8Num2"/>
    <style:style style:name="P61" style:family="paragraph" style:parent-style-name="yfede-Corpo_20_del_20_Testo" style:list-style-name="WW8Num2"/>
    <style:style style:name="P62" style:family="paragraph" style:parent-style-name="yfede-Corpo_20_del_20_Testo" style:list-style-name="WW8Num2"/>
    <style:style style:name="P63" style:family="paragraph" style:parent-style-name="yfede-Corpo_20_del_20_Testo" style:list-style-name="WW8Num2"/>
    <style:style style:name="P64" style:family="paragraph" style:parent-style-name="yfede-Corpo_20_del_20_Testo" style:list-style-name="WW8Num1"/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style:font-name-asian="Zapf Dingbats"/>
    </style:style>
    <text:list-style style:name="L1">
      <text:list-level-style-number text:level="1" text:style-name="Numbering_20_Symbols" style:num-suffix=")" style:num-format="i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)" style:num-format="i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)" style:num-format="i" text:start-value="6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)" style:num-format="i" text:start-value="6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)" style:num-format="i" text:start-value="6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)" style:num-format="i" text:start-value="6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)" style:num-format="i" text:start-value="6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)" style:num-format="i" text:start-value="6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)" style:num-format="i" text:start-value="6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yfede-Titolo_20_Documento">Progettazione del Software – Testi II parte</text:p>
      <text:p text:style-name="P1"/>
      <text:p text:style-name="yfede-Titolo1.1">31 Luglio 2000:</text:p>
      <text:p text:style-name="yfede-Corpo_20_del_20_Testo">E' data la seguente espressione regolare di alfabeto {a, b, c}: R = ( a b c* | b<text:span text:style-name="T4">+</text:span> c | a b* )<text:span text:style-name="T4">+</text:span></text:p>
      <text:p text:style-name="P2">Si richiede di:</text:p>
      <text:list text:style-name="L1">
        <text:list-item>
          <text:p text:style-name="P6">ricavare, mostrando i passaggi principali, l'automa deterministico minimo corrispondente;</text:p>
        </text:list-item>
        <text:list-item>
          <text:p text:style-name="P6">esprimere le stesse regole in forma di grammatica strettamente lineare sinistra;</text:p>
        </text:list-item>
        <text:list-item>
          <text:p text:style-name="P6">esprimere le stesse regole in forma di grammatica non contestuale ma NON in forma estesa (cioè senza l'uso degli operatori croce, stella, e della stringa vuota, ma solo degli operatori di concatenamento e unione);</text:p>
        </text:list-item>
        <text:list-item>
          <text:p text:style-name="P6">dimostrare l'eventuale correttezza della frase “aabbbc” utilizzando le quattro notazioni (l'espressione regolare e le forme calcolate nei tre punti precedenti) e offrendo uno spettro completo di tecniche di riconoscimento;</text:p>
        </text:list-item>
        <text:list-item>
          <text:p text:style-name="P6">verificare se sia possibile ottenere frasi ambigue e, in caso affermativo, proporne una.</text:p>
        </text:list-item>
      </text:list>
      <text:p text:style-name="P2"/>
      <text:p text:style-name="yfede-Titolo1.1">Data sconosciuta (probabilmente fine 2001):</text:p>
      <text:p text:style-name="yfede-Corpo_20_del_20_Testo">E' data la seguente espressione regolare di alfabeto {a, b, c}:</text:p>
      <text:p text:style-name="P3">R = ( a | a b )* b* ( b | b c )<text:span text:style-name="T4">+</text:span></text:p>
      <text:p text:style-name="P2">Si richiede di:</text:p>
      <text:list text:style-name="L2">
        <text:list-item text:start-value="1">
          <text:p text:style-name="P11">ricavare, mostrando i passaggi principali, l'automa deterministico minimo corrispondente;</text:p>
        </text:list-item>
        <text:list-item>
          <text:p text:style-name="P11">esprimere le stesse regole in forma di grammatica strettamente lineare sinistra;</text:p>
        </text:list-item>
        <text:list-item>
          <text:p text:style-name="P11">esprimere le stesse regole in forma di grammatica non contestuale ma NON in forma estesa (cioè senza l'uso degli operatori croce, stella e della stringa vuota, ma solo degli operatori di concatenamento e unione);</text:p>
        </text:list-item>
        <text:list-item>
          <text:p text:style-name="P11">dimostrare l'eventuale correttezza della frase “aabbcb” utilizzando le quattro notazioni (l'espressione regolare e le altre forme calcolate nei tre punti precedenti) e mostrando le diverse tecniche di riconoscimento, compresi alberi sintattici e derivazioni sinistre;</text:p>
        </text:list-item>
        <text:list-item>
          <text:p text:style-name="P11">verificare se sia possibile ottenere frasi ambigue e, in caso affermativo, proporne una.</text:p>
        </text:list-item>
      </text:list>
      <text:p text:style-name="P2">Si suggerisce, infine, di:</text:p>
      <text:list text:style-name="L3">
        <text:list-item>
          <text:p text:style-name="P16">provare a riottenere l'espressione regolare iniziale a partire dalla grammatica strettamente lineare a sinistra.</text:p>
        </text:list-item>
      </text:list>
      <text:p text:style-name="P2"/>
      <text:p text:style-name="yfede-Titolo1.1">19 Novembre 2001:</text:p>
      <text:p text:style-name="yfede-Corpo_20_del_20_Testo">E' data la seguente espressione regolare di alfabeto {a, b, c}:</text:p>
      <text:p text:style-name="P3">R = ( a | a b | a b c )<text:span text:style-name="T4">+</text:span> a* b<text:span text:style-name="T4">+</text:span></text:p>
      <text:p text:style-name="P2">Si richiede di:</text:p>
      <text:list text:style-name="L2">
        <text:list-item text:start-value="1">
          <text:p text:style-name="P11">ricavare, mostrando i passaggi principali, l'automa deterministico minimo corrispondente;</text:p>
        </text:list-item>
        <text:list-item>
          <text:p text:style-name="P11">esprimere le stesse regole in forma di grammatica strettamente lineare sinistra;</text:p>
        </text:list-item>
        <text:list-item>
          <text:p text:style-name="P11">esprimere le stesse regole in forma di grammatica non contestuale ma NON in forma estesa (cioè senza l'uso degli operatori croce, stella e della stringa vuota, ma solo degli operatori di concatenamento e unione);</text:p>
        </text:list-item>
        <text:list-item>
          <text:p text:style-name="P11">dimostrare l'eventuale correttezza della frase “abcaabb” utilizzando le quattro notazioni (l'espressione regolare e le altre forme calcolate nei tre punti precedenti) e mostrando le diverse tecniche di riconoscimento, compresi alberi sintattici e derivazioni sinistre;</text:p>
        </text:list-item>
        <text:list-item>
          <text:p text:style-name="P11">verificare se sia possibile ottenere frasi ambigue e, in caso affermativo, proporne una.</text:p>
        </text:list-item>
      </text:list>
      <text:p text:style-name="P2">Si suggerisce, infine, di:</text:p>
      <text:list text:style-name="L4">
        <text:list-item>
          <text:p text:style-name="P22">provare a riottenere l'espressione regolare iniziale a partire dalla grammatica strettamente lineare a sinistra.</text:p>
        </text:list-item>
      </text:list>
      <text:p text:style-name="P2"/>
      <text:p text:style-name="P2"/>
      <text:p text:style-name="yfede-Titolo1.1"><text:soft-page-break/>9 Dicembre 2002:</text:p>
      <text:p text:style-name="yfede-Corpo_20_del_20_Testo">E' data la seguente espressione regolare di alfabeto {a, b, c}: </text:p>
      <text:p text:style-name="P4">R = ( a b* | b c* | c a* )<text:span text:style-name="T4">+</text:span> ( a<text:span text:style-name="T4">+</text:span> | b )<text:span text:style-name="T4">+</text:span></text:p>
      <text:p text:style-name="P2">Si richiede di:</text:p>
      <text:list text:style-name="L2">
        <text:list-item text:start-value="1">
          <text:p text:style-name="P11">ricavare, mostrando i passaggi principali, l'automa deterministico minimo corrispondente;</text:p>
        </text:list-item>
        <text:list-item>
          <text:p text:style-name="P11">esprimere le stesse regole in forma di grammatica strettamente lineare sinistra;</text:p>
        </text:list-item>
        <text:list-item>
          <text:p text:style-name="P11">esprimere le stesse regole in forma di grammatica non contestuale ma NON in forma estesa (cioè senza l'uso di croce, stella e stringa vuota, ma solo con gli operatori di unione e concatenamento);</text:p>
        </text:list-item>
        <text:list-item>
          <text:p text:style-name="P11">dimostrare l'eventuale correttezza della frase “abacabab” utilizzando le quattro notazioni (l'espressione regolare e le altre forme calcolate ai punti precedenti) e mostrando le diverse tecniche di riconoscimento, compresi alberi sintattici e derivazioni sinistre;</text:p>
        </text:list-item>
        <text:list-item>
          <text:p text:style-name="P11">verificare se sia possibile ottenere frasi ambigue e, in caso affermativo, proporne una.</text:p>
        </text:list-item>
      </text:list>
      <text:p text:style-name="P2">Si suggerisce inoltre (parte facoltativa) di:</text:p>
      <text:list text:style-name="L5">
        <text:list-item>
          <text:p text:style-name="P28">provare a riottenere l'espressione regolare di partenza (o una equivalente) a partire dalla grammatica strettamente lineare a sinistra.</text:p>
        </text:list-item>
      </text:list>
      <text:p text:style-name="yfede-Corpo_20_del_20_Testo"/>
      <text:p text:style-name="yfede-Titolo1.1">5 Dicembre 2003:</text:p>
      <text:p text:style-name="yfede-Corpo_20_del_20_Testo">E' data la seguente espressione regolare di alfabeto {a, b, c}:</text:p>
      <text:p text:style-name="P3">R = ( ( a<text:span text:style-name="T4">2</text:span> | b )* ( a | b c<text:span text:style-name="T4">2</text:span> )<text:span text:style-name="T4">+</text:span> )<text:span text:style-name="T4">+</text:span></text:p>
      <text:p text:style-name="P2">Si richiede di:</text:p>
      <text:list text:style-name="L2">
        <text:list-item text:start-value="1">
          <text:p text:style-name="P11">ricavare, mostrando i passaggi principali, l'automa deterministico minimo corrispondente;</text:p>
        </text:list-item>
        <text:list-item>
          <text:p text:style-name="P11">esprimere le stesse regole in forma di grammatica strettamente lineare sinistra;</text:p>
        </text:list-item>
        <text:list-item>
          <text:p text:style-name="P11">esprimere le stesse regole in forma di grammatica non contestuale ma NON in forma estesa (cioè senza l'uso di croce, stella e stringa vuota, ma solo con gli operatori di unione e concatenamento);</text:p>
        </text:list-item>
        <text:list-item>
          <text:p text:style-name="P11">dimostrare l'eventuale correttezza della frase “aabbcc” utilizzando le quattro notazioni (l'espressione regolare e le altre forme calcolate ai punti precedenti) e mostrando le diverse tecniche di riconoscimento, compresi alberi sintattici e derivazioni sinistre;</text:p>
        </text:list-item>
        <text:list-item>
          <text:p text:style-name="P11">verificare se sia possibile ottenere frasi ambigue e, in caso affermativo, proporne una.</text:p>
        </text:list-item>
      </text:list>
      <text:p text:style-name="P2">Si suggerisce inoltre (parte facoltativa) di:</text:p>
      <text:list text:style-name="L6">
        <text:list-item>
          <text:p text:style-name="P34">provare a riottenere l'espressione regolare di partenza (o una equivalente) a partire dalla grammatica strettamente lineare a sinistra.</text:p>
        </text:list-item>
      </text:list>
      <text:p text:style-name="P2"/>
      <text:p text:style-name="yfede-Titolo1.1">15 Dicembre 2003:</text:p>
      <text:p text:style-name="yfede-Corpo_20_del_20_Testo">E' data la seguente espressione regolare di alfabeto {a, b, c}:</text:p>
      <text:p text:style-name="P3">R = ( a ( b | c ) )<text:span text:style-name="T4">+</text:span> b* ( a c )*</text:p>
      <text:p text:style-name="P2">Si richiede di:</text:p>
      <text:list text:style-name="L2">
        <text:list-item text:start-value="1">
          <text:p text:style-name="P11">ricavare, mostrando i passaggi principali, l'automa deterministico minimo corrispondente;</text:p>
        </text:list-item>
        <text:list-item>
          <text:p text:style-name="P11">esprimere le stesse regole in forma di grammatica strettamente lineare sinistra;</text:p>
        </text:list-item>
        <text:list-item>
          <text:p text:style-name="P11">esprimere le stesse regole in forma di grammatica non contestuale ma NON in forma estesa (cioè senza l'uso di croce, stella, parentesi e stringa vuota, ma solo con gli operatori di unione e concatenamento);</text:p>
        </text:list-item>
        <text:list-item>
          <text:p text:style-name="P11">dimostrare l'eventuale correttezza della frase “abbacac” utilizzando le quattro notazioni (l'espressione regolare e le altre forme calcolate ai punti precedenti) e mostrando le diverse tecniche di riconoscimento, compresi alberi sintattici e derivazioni sinistre;</text:p>
        </text:list-item>
        <text:list-item>
          <text:p text:style-name="P11">verificare se sia possibile ottenere frasi ambigue e, in caso affermativo, proporne una.</text:p>
        </text:list-item>
      </text:list>
      <text:p text:style-name="P2">Si suggerisce inoltre (parte facoltativa) di:</text:p>
      <text:list text:style-name="L7">
        <text:list-item>
          <text:p text:style-name="P40">provare a riottenere l'espressione regolare di partenza (o una equivalente) a partire dalla grammatica strettamente lineare a sinistra.</text:p>
        </text:list-item>
      </text:list>
      <text:p text:style-name="P2"/>
      <text:p text:style-name="P2"/>
      <text:p text:style-name="yfede-Titolo1.1"><text:soft-page-break/>01 Dicembre 2006:</text:p>
      <text:p text:style-name="yfede-Corpo_20_del_20_Testo">E' data la seguente espressione regolare di alfabeto {a, b, c}:</text:p>
      <text:p text:style-name="P3">R = ( a b | b c )* ( c a )* ( a<text:span text:style-name="T4">+</text:span> | c<text:span text:style-name="T4">+</text:span> )</text:p>
      <text:p text:style-name="P2">Si richiede di:</text:p>
      <text:list text:style-name="L2">
        <text:list-item text:start-value="1">
          <text:p text:style-name="P11">ricavare, mostrando i passaggi principali, l'automa deterministico minimo corrispondente;</text:p>
        </text:list-item>
        <text:list-item>
          <text:p text:style-name="P11">esprimere le stesse regole in forma di grammatica strettamente lineare sinistra;</text:p>
        </text:list-item>
        <text:list-item>
          <text:p text:style-name="P11">esprimere le stesse regole in forma di grammatica non contestuale ma NON in forma estesa (cioè senza l'uso di croce, stella, parentesi e stringa vuota, ma solo con gli operatori di unione e concatenamento);</text:p>
        </text:list-item>
        <text:list-item>
          <text:p text:style-name="P11">dimostrare l'eventuale correttezza della frase “abbccacac” utilizzando le quattro notazioni (l'espressione regolare e le altre forme calcolate ai punti precedenti) e mostrando le diverse tecniche di riconoscimento, compresi alberi sintattici e derivazioni sinistre;</text:p>
        </text:list-item>
        <text:list-item>
          <text:p text:style-name="P11">verificare se sia possibile ottenere frasi ambigue e, in caso affermativo, proporne una.</text:p>
        </text:list-item>
      </text:list>
      <text:p text:style-name="P2">Si suggerisce inoltre (parte facoltativa) di:</text:p>
      <text:list text:style-name="L8">
        <text:list-item>
          <text:p text:style-name="P46">provare a riottenere l'espressione regolare di partenza (o una equivalente) a partire dalla grammatica strettamente lineare a sinistra.</text:p>
        </text:list-item>
      </text:list>
      <text:p text:style-name="yfede-Titolo1.1"/>
      <text:p text:style-name="yfede-Titolo1.1">15 Dicembre 2006:</text:p>
      <text:p text:style-name="yfede-Corpo_20_del_20_Testo">E' data la seguente espressione regolare di alfabeto {a, b, c}:</text:p>
      <text:p text:style-name="P3">R = a* ( c a | b c )<text:span text:style-name="T4">+</text:span> ( b | c )*</text:p>
      <text:p text:style-name="P2">Si richiede di:</text:p>
      <text:list text:style-name="L2">
        <text:list-item text:start-value="1">
          <text:p text:style-name="P11">ricavare, mostrando i passaggi principali, l'automa deterministico minimo corrispondente;</text:p>
        </text:list-item>
        <text:list-item>
          <text:p text:style-name="P11">esprimere le stesse regole in forma di grammatica strettamente lineare sinistra;</text:p>
        </text:list-item>
        <text:list-item>
          <text:p text:style-name="P11">esprimere le stesse regole in forma di grammatica non contestuale ma NON in forma estesa (cioè senza l'uso di croce, stella, parentesi e stringa vuota, ma solo con gli operatori di unione e concatenamento);</text:p>
        </text:list-item>
        <text:list-item>
          <text:p text:style-name="P11">dimostrare l'eventuale correttezza della frase “aacacbbc” utilizzando le quattro notazioni (l'espressione regolare e le altre forme calcolate ai punti precedenti) e mostrando le diverse tecniche di riconoscimento, compresi alberi sintattici e derivazioni sinistre;</text:p>
        </text:list-item>
        <text:list-item>
          <text:p text:style-name="P11">verificare se sia possibile ottenere frasi ambigue e, in caso affermativo, proporne una.</text:p>
        </text:list-item>
      </text:list>
      <text:p text:style-name="P2">Si suggerisce inoltre (parte facoltativa) di:</text:p>
      <text:list text:style-name="L9">
        <text:list-item>
          <text:p text:style-name="P52">provare a riottenere l'espressione regolare di partenza (o una equivalente) a partire dalla grammatica strettamente lineare a sinistra.</text:p>
        </text:list-item>
      </text:list>
      <text:p text:style-name="P2"/>
      <text:p text:style-name="yfede-Titolo1.1">30 Novembre 2007</text:p>
      <text:p text:style-name="yfede-Corpo_20_del_20_Testo">E’ data la seguente espressione regolare di alfabeto ∑ = { a, b, c}</text:p>
      <text:p text:style-name="yfede-Corpo_20_del_20_Testo"><text:tab/><text:tab/><text:tab/>R = ( ε | b<text:span text:style-name="T4">2</text:span> ) ( a<text:span text:style-name="T5">* </text:span>b | c<text:span text:style-name="T5">* </text:span>a )<text:span text:style-name="T4">+ </text:span>a <text:span text:style-name="T4">+</text:span></text:p>
      <text:p text:style-name="yfede-Corpo_20_del_20_Testo">Si richiede di:</text:p>
      <text:list text:style-name="WW8Num1">
        <text:list-item>
          <text:p text:style-name="P53"><text:s/>ricavare mostrando i passaggi principali, l’automa deterministico minimo corrispondente;</text:p>
        </text:list-item>
        <text:list-item>
          <text:p text:style-name="P53"><text:s/>esprimere le stesse regole in forma di grammatica strettamente lineare sinistra;</text:p>
        </text:list-item>
        <text:list-item>
          <text:p text:style-name="P53"><text:s/>esprimere le stesse regole in forma di grammatica non contestuale ma NON in forma estesa (cioè senza l’uso di croce, stella, parentesi e stringa vuota, ma solo con gli operatori di unione e concatenamento);</text:p>
        </text:list-item>
        <text:list-item>
          <text:p text:style-name="P53"><text:s/>mostrare l’eventuale correttezza della frase “bbaabbccaa” utilizzando le quattro notazioni (l’espressione regolare e le altre forme calcolate ai punti precedenti) e mostrando le diverse tecniche di riconoscimento, compresi alberi sintattici e derivazioni sinistre;</text:p>
        </text:list-item>
        <text:list-item>
          <text:p text:style-name="P53"><text:s/>verificare se sia possibile ottenere frasi ambigue e, in caso affermativo, proporne una.</text:p>
        </text:list-item>
        <text:list-item>
          <text:p text:style-name="P53"><text:s/>provare a riottenere l’espressione regolare di partenza (o una equivalente) a partire dalla grammatica strettamente lineare sinistra. (facoltativo)</text:p>
        </text:list-item>
      </text:list>
      <text:p text:style-name="yfede-Corpo_20_del_20_Testo"/>
      <text:p text:style-name="yfede-Corpo_20_del_20_Testo"/>
      <text:p text:style-name="yfede-Titolo1.1"><text:soft-page-break/>10 dicembre 2007</text:p>
      <text:p text:style-name="yfede-Corpo_20_del_20_Testo">E’ data la seguente espressione regolare di alfabeto ∑ = { a, b, c}</text:p>
      <text:p text:style-name="yfede-Corpo_20_del_20_Testo"><text:tab/><text:tab/><text:tab/>R = ( ab | c )<text:span text:style-name="T4">+</text:span> b<text:span text:style-name="T5">* </text:span>( <text:s/>bc<text:span text:style-name="T5">* </text:span>| a )<text:span text:style-name="T4">+</text:span></text:p>
      <text:p text:style-name="yfede-Corpo_20_del_20_Testo">Si richiede di:</text:p>
      <text:list text:style-name="WW8Num2">
        <text:list-item>
          <text:p text:style-name="P58"><text:s/>ricavare mostrando i passaggi principali, l’automa deterministico minimo corrispondente;</text:p>
        </text:list-item>
        <text:list-item>
          <text:p text:style-name="P58"><text:s/>esprimere le stesse regole in forma di grammatica strettamente lineare sinistra;</text:p>
        </text:list-item>
        <text:list-item>
          <text:p text:style-name="P58"><text:s/>esprimere le stesse regole in forma di grammatica non contestuale ma NON in forma estesa (cioè senza l’uso di croce, stella, parentesi e stringa vuota, ma solo con gli operatori di unione e concatenamento);</text:p>
        </text:list-item>
        <text:list-item>
          <text:p text:style-name="P58"><text:s/>mostrare l’eventuale correttezza della frase “abbbaabcc” utilizzando le quattro notazioni (l’espressione regolare e le altre forme calcolate ai punti precedenti) e mostrando le diverse tecniche di riconoscimento, compresi alberi sintattici e derivazioni sinistre;</text:p>
        </text:list-item>
        <text:list-item>
          <text:p text:style-name="P58"><text:s/>verificare se sia possibile ottenere frasi ambigue e, in caso affermativo, proporne una.</text:p>
        </text:list-item>
        <text:list-item>
          <text:p text:style-name="P58"><text:s/>provare a riottenere l’espressione regolare di partenza (o una equivalente) a partire dalla grammatica strettamente lineare sinistra. (facoltativo)</text:p>
        </text:list-item>
      </text:list>
      <text:p text:style-name="yfede-Corpo_20_del_20_Test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Zapf Dingbats" svg:font-family="'Zapf Dingbats', 'Times New Roman'" style:font-family-generic="roman"/>
    <style:font-face style:name="ヒラギノ角ゴ Pro W3" svg:font-family="'ヒラギノ角ゴ Pro W3'" style:font-family-generic="roman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fo:padding="0.049cm" fo:border-left="none" fo:border-right="none" fo:border-top="0.002cm solid #000000" fo:border-bottom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yfede-Titolo_20_Documento" style:display-name="yfede-Titolo Documento" style:family="paragraph" style:parent-style-name="yfede-Corpo_20_del_20_Testo" style:master-page-name="">
      <style:paragraph-properties fo:line-height="100%" fo:text-align="center" style:justify-single-word="false" style:page-number="auto" fo:background-color="transparent" style:shadow="none">
        <style:background-image/>
      </style:paragraph-properties>
      <style:text-properties fo:font-size="24pt" fo:font-weight="bold"/>
    </style:style>
    <style:style style:name="yfede-Corpo_20_del_20_Testo" style:display-name="yfede-Corpo del Testo" style:family="paragraph" style:master-page-name="">
      <style:paragraph-properties fo:line-height="100%" fo:text-align="justify" style:justify-single-word="false" style:page-number="auto" fo:background-color="transparent" style:shadow="none">
        <style:tab-stops/>
        <style:background-image/>
      </style:paragraph-properties>
    </style:style>
    <style:style style:name="yfede-Piè_20_di_20_pagina" style:display-name="yfede-Piè di pagina" style:family="paragraph" style:parent-style-name="Footer" style:master-page-name="">
      <style:paragraph-properties fo:text-align="start" style:justify-single-word="false" style:page-number="auto" fo:background-color="transparent" style:shadow="none">
        <style:background-image/>
      </style:paragraph-properties>
      <style:text-properties fo:font-size="10pt"/>
    </style:style>
    <style:style style:name="yfede-Titolo1.1.1" style:family="paragraph" style:parent-style-name="yfede-Corpo_20_del_20_Testo" style:next-style-name="yfede-Corpo_20_del_20_Testo" style:master-page-name="">
      <style:paragraph-properties style:page-number="auto"/>
      <style:text-properties fo:font-weight="bold"/>
    </style:style>
    <style:style style:name="yfede-Titolo1.1" style:family="paragraph" style:parent-style-name="yfede-Corpo_20_del_20_Testo" style:next-style-name="yfede-Corpo_20_del_20_Testo" style:master-page-name="">
      <style:paragraph-properties style:page-number="auto"/>
      <style:text-properties fo:font-size="14pt" fo:font-weight="bold"/>
    </style:style>
    <style:style style:name="yfede-Titolo1" style:family="paragraph" style:parent-style-name="yfede-Corpo_20_del_20_Testo" style:next-style-name="yfede-Corpo_20_del_20_Testo">
      <style:text-properties fo:font-size="16pt" fo:font-weight="bold"/>
    </style:style>
    <style:style style:name="yfede-Codice" style:family="paragraph" style:parent-style-name="yfede-Corpo_20_del_20_Testo" style:next-style-name="yfede-Corpo_20_del_20_Testo">
      <style:paragraph-properties fo:text-align="start" style:justify-single-word="false"/>
      <style:text-properties style:font-name="Courier New"/>
    </style:style>
    <style:style style:name="yfede-Citazione" style:family="paragraph" style:parent-style-name="yfede-Corpo_20_del_20_Testo" style:next-style-name="yfede-Corpo_20_del_20_Testo" style:master-page-name="">
      <style:paragraph-properties style:page-number="auto"/>
      <style:text-properties fo:font-style="italic"/>
    </style:style>
    <style:style style:name="Corpo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it" fo:country="IT" fo:font-style="normal" style:text-underline-style="none" fo:font-weight="normal" style:letter-kerning="true" fo:background-color="transparent" style:font-name-asian="ヒラギノ角ゴ Pro W3" style:font-size-asian="12pt" style:font-style-asian="normal" style:font-weight-asian="normal" style:font-name-complex="Times New Roman" style:font-size-complex="10pt" text:display="none" fo:hyphenate="true" fo:hyphenation-remain-char-count="2" fo:hyphenation-push-char-count="2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8Num1z0" style:family="text">
      <style:text-properties style:text-position="0% 100%"/>
    </style:style>
    <style:style style:name="WW8Num2z0" style:family="text">
      <style:text-properties style:text-position="0% 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text:style-name="WW8Num1z0" style:num-suffix=")" style:num-format="i">
        <style:list-level-properties text:space-before="0.353cm"/>
      </text:list-level-style-number>
      <text:list-level-style-number text:level="2" text:style-name="WW8Num1z0" style:num-suffix=")" style:num-format="i">
        <style:list-level-properties text:space-before="1.623cm" text:min-label-width="-1.27cm"/>
      </text:list-level-style-number>
      <text:list-level-style-number text:level="3" text:style-name="WW8Num1z0" style:num-suffix=")" style:num-format="i">
        <style:list-level-properties text:space-before="2.893cm" text:min-label-width="-2.54cm"/>
      </text:list-level-style-number>
      <text:list-level-style-number text:level="4" text:style-name="WW8Num1z0" style:num-suffix=")" style:num-format="i">
        <style:list-level-properties text:space-before="4.163cm" text:min-label-width="-3.81cm"/>
      </text:list-level-style-number>
      <text:list-level-style-number text:level="5" text:style-name="WW8Num1z0" style:num-suffix=")" style:num-format="i">
        <style:list-level-properties text:space-before="5.433cm" text:min-label-width="-5.08cm"/>
      </text:list-level-style-number>
      <text:list-level-style-number text:level="6" text:style-name="WW8Num1z0" style:num-suffix=")" style:num-format="i">
        <style:list-level-properties text:space-before="6.703cm" text:min-label-width="-6.35cm"/>
      </text:list-level-style-number>
      <text:list-level-style-number text:level="7" text:style-name="WW8Num1z0" style:num-suffix=")" style:num-format="i">
        <style:list-level-properties text:space-before="7.973cm" text:min-label-width="-7.62cm"/>
      </text:list-level-style-number>
      <text:list-level-style-number text:level="8" text:style-name="WW8Num1z0" style:num-suffix=")" style:num-format="i">
        <style:list-level-properties text:space-before="9.243cm" text:min-label-width="-8.89cm"/>
      </text:list-level-style-number>
      <text:list-level-style-number text:level="9" text:style-name="WW8Num1z0" style:num-suffix=")" style:num-format="i">
        <style:list-level-properties text:space-before="10.513cm" text:min-label-width="-10.1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text:style-name="WW8Num2z0" style:num-suffix=")" style:num-format="i">
        <style:list-level-properties text:space-before="0.353cm"/>
      </text:list-level-style-number>
      <text:list-level-style-number text:level="2" text:style-name="WW8Num2z0" style:num-suffix=")" style:num-format="i">
        <style:list-level-properties text:space-before="1.623cm" text:min-label-width="-1.27cm"/>
      </text:list-level-style-number>
      <text:list-level-style-number text:level="3" text:style-name="WW8Num2z0" style:num-suffix=")" style:num-format="i">
        <style:list-level-properties text:space-before="2.893cm" text:min-label-width="-2.54cm"/>
      </text:list-level-style-number>
      <text:list-level-style-number text:level="4" text:style-name="WW8Num2z0" style:num-suffix=")" style:num-format="i">
        <style:list-level-properties text:space-before="4.163cm" text:min-label-width="-3.81cm"/>
      </text:list-level-style-number>
      <text:list-level-style-number text:level="5" text:style-name="WW8Num2z0" style:num-suffix=")" style:num-format="i">
        <style:list-level-properties text:space-before="5.433cm" text:min-label-width="-5.08cm"/>
      </text:list-level-style-number>
      <text:list-level-style-number text:level="6" text:style-name="WW8Num2z0" style:num-suffix=")" style:num-format="i">
        <style:list-level-properties text:space-before="6.703cm" text:min-label-width="-6.35cm"/>
      </text:list-level-style-number>
      <text:list-level-style-number text:level="7" text:style-name="WW8Num2z0" style:num-suffix=")" style:num-format="i">
        <style:list-level-properties text:space-before="7.973cm" text:min-label-width="-7.62cm"/>
      </text:list-level-style-number>
      <text:list-level-style-number text:level="8" text:style-name="WW8Num2z0" style:num-suffix=")" style:num-format="i">
        <style:list-level-properties text:space-before="9.243cm" text:min-label-width="-8.89cm"/>
      </text:list-level-style-number>
      <text:list-level-style-number text:level="9" text:style-name="WW8Num2z0" style:num-suffix=")" style:num-format="i">
        <style:list-level-properties text:space-before="10.513cm" text:min-label-width="-10.16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Times New Roman" fo:font-size="10pt" fo:font-style="normal" style:font-size-asian="10pt" style:font-style-asian="normal" style:font-size-complex="10pt" style:font-style-complex="normal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yfede-Piè_20_di_20_pagina"><text:a xlink:type="simple" xlink:href="http://www.yfede.it/"><text:span text:style-name="T1">www.yfede.it</text:span></text:a><text:span text:style-name="T1"><text:tab/></text:span><text:span text:style-name="T2">Progettazione del Software – Testi II parte – Ver. 3</text:span><text:span text:style-name="T1"><text:tab/></text:span><text:span text:style-name="T3"><text:page-number text:select-page="current">4</text:page-number></text:span><text:span text:style-name="T3">/</text:span><text:span text:style-name="T3"><text:page-count>4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Federico Marverti</meta:initial-creator>
    <meta:creation-date>2007-10-14T19:58:27</meta:creation-date>
    <dc:date>2008-01-01T19:28:45</dc:date>
    <meta:editing-cycles>3</meta:editing-cycles>
    <meta:editing-duration>PT5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07" meta:word-count="1453" meta:character-count="10141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Corretta la numerazione di un testo" VL:creator="Federico Marverti" dc:date-time="2007-10-14T19:58:39"/>
</VL:version-list>
</file>